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Esta sección pide un tono <text:span text:style-name="Strong_20_Emphasis">biológico, claro y reflexivo</text:span>, manteniendo accesible la explicación pero profundizando lo suficiente como para darle al lector la sensación de estar entrando en el “núcleo” del modelo. El objetivo es mostrar que todo lo que ocurre entre el nacimiento y la muerte —sea en una hormiga, un perro o un humano— no son cosas separadas, sino partes de una sola gran función: la reproducción efectiva de la vida.</text:p>
      <text:p text:style-name="Text_20_body">Aquí tienes un desarrollo extendido (~1200 palabras):</text:p>
      <text:p text:style-name="Horizontal_20_Line"/>
      <text:h text:style-name="Heading_20_3" text:outline-level="3">El ciclo de vida en la naturaleza</text:h>
      <text:p text:style-name="Text_20_body">Cuando los biólogos hablan del ciclo de vida, suelen describirlo como una serie de etapas. Se enumeran fases como nacimiento, crecimiento, desarrollo, maduración, reproducción, envejecimiento y muerte. A veces se incluyen incluso subdivisiones más específicas, como la infancia, la adolescencia o la senescencia. Esta manera de verlo es útil porque nos permite ordenar y clasificar las distintas fases que atraviesa un organismo a lo largo de su existencia.</text:p>
      <text:p text:style-name="Text_20_body">Sin embargo, si observamos con un poco más de distancia, todas esas etapas pueden reducirse a una estructura mucho más simple: <text:span text:style-name="Strong_20_Emphasis">nacer, morir, y todo lo que ocurre en medio</text:span>. Y si queremos ser todavía más precisos, podemos decir que lo que sucede entre el nacimiento y la muerte tiene un único propósito fundamental: la reproducción.</text:p>
      <text:p text:style-name="Text_20_body">Esto puede sonar reduccionista, sobre todo si lo pensamos desde la perspectiva humana. Después de todo, las personas hacemos muchísimas cosas que no parecen tener relación alguna con la reproducción: pintamos cuadros, escribimos libros, construimos ciudades, exploramos el espacio, practicamos deportes, nos organizamos en sociedades complejas y cultivamos la ciencia. Y sin embargo, si lo miramos con calma, descubrimos que todas esas actividades están profundamente relacionadas, directa o indirectamente, con la continuidad de la vida.</text:p>
      <text:p text:style-name="Horizontal_20_Line"/>
      <text:h text:style-name="Heading_20_4" text:outline-level="4">El caso de los organismos especializados</text:h>
      <text:p text:style-name="Text_20_body">En la naturaleza encontramos ejemplos que parecen desafiar esta idea, pero que en realidad la confirman. Pensemos en una colonia de hormigas o de abejas. Allí encontramos miles de individuos cuya función no es reproducirse. Las obreras nacen, trabajan intensamente y mueren sin dejar descendencia. ¿Significa eso que sus vidas son inútiles desde el punto de vista biológico? Por supuesto que no. Cada una de esas obreras cumple un papel esencial para mantener con vida a la reina, que sí es el individuo reproductor. En otras palabras: aunque no todas las hormigas se reproduzcan directamente, su existencia está orientada hacia el mismo objetivo colectivo: que la reproducción se realice de forma efectiva.</text:p>
      <text:p text:style-name="Text_20_body">Lo mismo sucede en otras especies sociales, incluidos los seres humanos. No todos los individuos tendrán descendencia, pero aun así contribuyen al sostenimiento de la comunidad en la que otros sí la tendrán. El ciclo de vida, entendido como función reproductiva, se cumple no solo a través de individuos aislados, sino también a través de la organización colectiva.</text:p>
      <text:p text:style-name="Horizontal_20_Line"/>
      <text:h text:style-name="Heading_20_4" text:outline-level="4"><text:soft-page-break/>La vida humana y sus aparentes excepciones</text:h>
      <text:p text:style-name="Text_20_body">Volvamos a nuestra propia experiencia. Como humanos, podríamos sentir que nuestras vidas están llenas de propósitos que trascienden el mero hecho de reproducirnos. Nos apasiona la música, la filosofía, la tecnología. Sentimos que nuestro desarrollo personal, nuestras relaciones sociales, nuestro trabajo, incluso nuestra espiritualidad, tienen valor en sí mismos.</text:p>
      <text:p text:style-name="Text_20_body">Y es cierto. Todas estas actividades tienen sentido en el plano subjetivo: nos dan identidad, satisfacción, pertenencia. Pero si ampliamos la mirada, veremos que esas mismas actividades también encajan, de un modo u otro, en la lógica reproductiva de la vida. La cooperación social, por ejemplo, nos permite crear comunidades más estables donde los descendientes tienen mayores oportunidades de sobrevivir. El arte y la cultura fortalecen los vínculos, transmiten valores y cohesionan a los grupos. La ciencia y la tecnología nos permiten superar riesgos y extender nuestra capacidad de adaptación. Incluso el deporte, que en apariencia es solo entretenimiento, fortalece el cuerpo, fomenta la cooperación y, en algunos casos, sirve como ritual de selección o competencia entre individuos.</text:p>
      <text:p text:style-name="Text_20_body">En otras palabras, lo que percibimos como actividades “desligadas” del ciclo vital forman parte de un entramado mucho más amplio cuyo objetivo sigue siendo el mismo: asegurar la continuidad de la vida.</text:p>
      <text:p text:style-name="Horizontal_20_Line"/>
      <text:h text:style-name="Heading_20_4" text:outline-level="4">¿Cuánto vivimos y por qué?</text:h>
      <text:p text:style-name="Text_20_body">Una de las preguntas más reveladoras en este contexto es: <text:span text:style-name="Strong_20_Emphasis">¿cuánto vivimos?</text:span>.<text:line-break/>¿Acaso la duración de la vida está determinada por el desgaste inevitable de los tejidos? ¿Vivimos simplemente hasta que nuestro cuerpo ya no puede sostenerse?</text:p>
      <text:p text:style-name="Text_20_body">La comparación entre especies nos muestra que no es tan simple. Un perro, por ejemplo, suele vivir alrededor de diez años, mientras que un humano puede alcanzar ochenta. Ambos somos mamíferos, con estructuras corporales semejantes y tejidos que, en principio, deberían envejecer a ritmos comparables. Entonces, ¿por qué esta diferencia tan marcada en la duración de la vida?</text:p>
      <text:p text:style-name="Text_20_body">La respuesta es clara: <text:span text:style-name="Strong_20_Emphasis">cada especie vive exactamente el tiempo necesario para reproducirse de manera efectiva</text:span>. No más, no menos. La duración de la vida no es un accidente, sino un ajuste fino al ciclo reproductivo.</text:p>
      <text:p text:style-name="Text_20_body">Pensemos en el caso humano. En promedio, una persona tiene a su primer hijo alrededor de los veinte años. Pero si los padres murieran inmediatamente después, el recién nacido no podría sobrevivir por sí mismo. Necesitaría cuidados, protección, alimento y enseñanza durante mucho tiempo. ¿Cuánto tiempo? Al menos otros veinte años, hasta alcanzar la capacidad de valerse por sí mismo y, eventualmente, de reproducirse.</text:p>
      <text:p text:style-name="Text_20_body">De este modo, podemos estimar que se requieren unos cuarenta años para completar una reproducción efectiva: veinte para llegar a la concepción y otros veinte para asegurar la supervivencia del descendiente. Pero la vida nunca es perfecta. A veces las condiciones no son óptimas, a veces la reproducción se retrasa, a veces es necesario un margen de seguridad. Para compensar esos riesgos, la naturaleza “duplica” el tiempo necesario, asegurando que la mayoría de los individuos tengan más de <text:soft-page-break/>una oportunidad de reproducirse con éxito. Así llegamos a una media de ochenta años para los humanos.</text:p>
      <text:p text:style-name="Text_20_body">Visto desde esta perspectiva, no es casualidad que nuestra esperanza de vida natural —sin ayuda de la medicina moderna— se acerque justamente a esa cifra. No necesitamos vivir mucho más allá de ese punto.</text:p>
      <text:p text:style-name="Horizontal_20_Line"/>
      <text:h text:style-name="Heading_20_4" text:outline-level="4">Lo que hacemos durante nuestras vidas</text:h>
      <text:p text:style-name="Text_20_body">Si ahora nos preguntamos qué hacemos durante todo ese tiempo, la respuesta vuelve a ser clara: todo lo necesario para asegurar la reproducción.</text:p>
      <text:p text:style-name="Text_20_body">Para reproducirnos necesitamos sobrevivir lo suficiente, y eso implica alimentarnos, protegernos, formar alianzas y adaptarnos al entorno. Necesitamos también relacionarnos con nuestros semejantes, construir sociedades, transmitir conocimientos. En los animales sociales como nosotros, la supervivencia de la descendencia depende del grupo, no solo del individuo. Por eso formamos familias, clanes, pueblos y naciones. Por eso otorgamos tanto valor a la cohesión, al prestigio, a la cooperación y a la identidad cultural.</text:p>
      <text:p text:style-name="Text_20_body">La complejidad de nuestras vidas nos hace sentir que nuestros objetivos son múltiples: buscamos felicidad, justicia, belleza, poder, sabiduría. Y todos esos valores son reales en nuestra experiencia personal. Pero si los miramos desde la perspectiva de la biología, descubrimos que son variaciones y ramificaciones de un mismo propósito: asegurar la continuidad del ciclo de vida.</text:p>
      <text:p text:style-name="Text_20_body">A veces los árboles no nos dejan ver el bosque. En medio de tanto ruido —nuestras aspiraciones, nuestros conflictos, nuestras creaciones— podemos olvidar la lógica fundamental que subyace a todo. Y sin embargo, esa lógica sigue allí, silenciosa pero firme: <text:span text:style-name="Strong_20_Emphasis">vivimos lo suficiente para cumplir nuestro ciclo vital</text:span>.</text:p>
      <text:p text:style-name="Horizontal_20_Line"/>
      <text:h text:style-name="Heading_20_4" text:outline-level="4">Un proceso único</text:h>
      <text:p text:style-name="Text_20_body">Así entendemos que lo que llamamos “vida” no son etapas separadas ni propósitos independientes. Lo que ocurre entre el nacimiento y la muerte es, en realidad, una sola cosa: la ejecución del ciclo de vida. Cada acción, cada estrategia, cada ajuste fisiológico o cultural, está orientado en última instancia hacia la reproducción.</text:p>
      <text:p text:style-name="Text_20_body">Desde las bacterias que se dividen en dos hasta las sociedades humanas que construyen civilizaciones enteras, la lógica es la misma. Y aunque podamos adornar nuestra existencia con mil significados subjetivos —y aunque esos significados sean valiosos para nosotros—, la naturaleza no se equivoca: la vida es un proceso único y continuo que se despliega en cada organismo, en cada generación, en cada especie.</text:p>
      <text:p text:style-name="Horizontal_20_Line"/>
      <text:p text:style-name="Text_20_body"><text:soft-page-break/>¿Quieres que en esta sección deje ya planteada la <text:span text:style-name="Strong_20_Emphasis">pregunta final</text:span> (¿por qué la vida organiza todo alrededor de la reproducción?), como puente hacia el siguiente apartado, o prefieres que esa reflexión se guarde para después y aquí cerremos con un tono más biológico y descriptiv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13T17:54:28.072000000</meta:creation-date>
    <dc:date>2025-09-13T18:01:48.696000000</dc:date>
    <meta:editing-duration>PT7M20S</meta:editing-duration>
    <meta:editing-cycles>1</meta:editing-cycles>
    <meta:document-statistic meta:table-count="0" meta:image-count="0" meta:object-count="0" meta:page-count="4" meta:paragraph-count="29" meta:word-count="1368" meta:character-count="8846" meta:non-whitespace-character-count="7508"/>
    <meta:generator>LibreOffice/7.3.5.2$Windows_X86_64 LibreOffice_project/184fe81b8c8c30d8b5082578aee2fed2ea847c01</meta:generator>
  </office:meta>
</office:document-meta>
</file>